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تو اب بھی مجھ سے یہ پوچھتا ہے </text:p>
            <text:p>حسین کیا ہے، نماز کیا ہے</text:p>
          </table:table-cell>
          <table:covered-table-cell/>
        </table:table-row>
        <table:table-row table:style-name="ro2">
          <table:table-cell office:value-type="string" calcext:value-type="string">
            <text:p>نماز کی ابتدا وضو ہے</text:p>
            <text:p>تو اس کو پانی سے بے نیازی</text:p>
            <text:p/>
            <text:p>نماز کی انتہا طہارت</text:p>
            <text:p>حسین شاہکارِ پاک دامن</text:p>
            <text:p/>
            <text:p>نماز ہے بارہا عبادت</text:p>
            <text:p>حسین کا ذکر بے ریاء ہے</text:p>
            <text:p/>
            <text:p>تو اب بھی...</text:p>
          </table:table-cell>
          <table:table-cell office:value-type="string" calcext:value-type="string">
            <text:p>حسین پنجتن کا نورِ پنجم</text:p>
            <text:p>نماز ہوتی ہے پنجگانہ</text:p>
            <text:p/>
            <text:p>نماز میں عجز و انکساری</text:p>
            <text:p>حسین کی شانِ فاتحانہ</text:p>
            <text:p/>
            <text:p>نماز قبلے کو ڈھونڈتی ہے</text:p>
            <text:p>حسین کعبہ بنا رہا ہے</text:p>
            <text:p/>
            <text:p>تو اب بھی...</text:p>
          </table:table-cell>
        </table:table-row>
        <table:table-row table:style-name="ro2">
          <table:table-cell office:value-type="string" calcext:value-type="string">
            <text:p>نماز ڈرتی رہی لہو سے</text:p>
            <text:p>یہ خوں کی مسند بچھا رہا ہے</text:p>
            <text:p/>
            <text:p>نماز زندوں کا ہے وظیفہ</text:p>
            <text:p>حسین مرنا سکھا رہا ہے</text:p>
            <text:p/>
            <text:p>نماز ہے کبریا کی طالب</text:p>
            <text:p>حسین مطلوبِ کبریا ہے</text:p>
            <text:p/>
            <text:p>تو اب بھی...</text:p>
          </table:table-cell>
          <table:table-cell office:value-type="string" calcext:value-type="string">
            <text:p>نماز ہے روشنی کی طالب</text:p>
            <text:p>حسین شمعیں بجھا رہا ہے</text:p>
            <text:p/>
            <text:p>نماز کثرت کو چاہتی ہے</text:p>
            <text:p>یہ شانِ وحدت دکھا رہا ہے</text:p>
            <text:p/>
            <text:p>نماز پیچھے ہے مصطفیٰ کے</text:p>
            <text:p>یہ دوش پر جگمگا رہا ہے</text:p>
            <text:p/>
            <text:p>تو اب بھی...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نماز زیرِ سجودِ احمدؐ</text:p>
            <text:p>حسین کا عزمِ راکبانہ</text:p>
            <text:p/>
            <text:p>نماز کی شکر انتہا ہے</text:p>
            <text:p>تو اس کا مشکور ہے زمانہ</text:p>
            <text:p/>
            <text:p>نماز لوگوں کو ہے بلاتی</text:p>
            <text:p>یہ دستِ بیعت اُٹھا رہا ہے</text:p>
            <text:p/>
            <text:p>تو اب بھی...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6:30:09.78366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5:48:44.025782800</meta:creation-date>
    <dc:date>2026-01-21T16:36:11.371431200</dc:date>
    <meta:editing-duration>PT14M8S</meta:editing-duration>
    <meta:editing-cycles>5</meta:editing-cycles>
    <meta:generator>LibreOffice/25.8.4.2$Windows_X86_64 LibreOffice_project/290daaa01b999472f0c7a3890eb6a550fd74c6df</meta:generator>
    <meta:document-statistic meta:table-count="1" meta:cell-count="6" meta:object-count="0"/>
  </office:meta>
</office:document-meta>
</file>